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cm"/>
    </style:style>
    <style:style style:name="co3" style:family="table-column">
      <style:table-column-properties fo:break-before="auto" style:column-width="3.369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087cm"/>
    </style:style>
    <style:style style:name="co6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" style:family="table-cell" style:parent-style-name="Default">
      <style:table-cell-properties fo:background-color="transparent"/>
      <style:text-properties style:text-line-through-style="solid" style:text-line-through-type="single" style:text-underline-style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8" style:family="table-cell" style:parent-style-name="Default">
      <style:table-cell-properties fo:background-color="transparent" fo:border="none"/>
    </style:style>
    <style:style style:name="ce11" style:family="table-cell" style:parent-style-name="Default" style:data-style-name="N1">
      <style:table-cell-properties fo:background-color="transparent" fo:border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6.724cm" svg:height="7.079cm" svg:x="6.98cm" svg:y="11.321cm">
            <draw:object draw:notify-on-update-of-ranges="Tabelle1.D4:Tabelle1.D16 Tabelle1.D4:Tabelle1.D22 Tabelle1.E4:Tabelle1.E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6"/>
        <table:table-column table:style-name="co2" table:default-cell-style-name="ce6"/>
        <table:table-column table:style-name="co6" table:default-cell-style-name="ce6"/>
        <table:table-column table:style-name="co1" table:number-columns-repeated="41" table:default-cell-style-name="ce6"/>
        <table:table-row table:style-name="ro1">
          <table:table-cell table:number-columns-repeated="3"/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4" office:value-type="string" calcext:value-type="string">
            <text:p>raw value</text:p>
          </table:table-cell>
          <table:table-cell table:style-name="ce4" office:value-type="string" calcext:value-type="string">
            <text:p>l/h</text:p>
          </table:table-cell>
          <table:table-cell table:style-name="ce7"/>
          <table:table-cell table:style-name="ce8" table:number-columns-repeated="3"/>
          <table:table-cell table:number-columns-repeated="46"/>
        </table:table-row>
        <table:table-row table:style-name="ro1">
          <table:table-cell table:number-columns-repeated="3"/>
          <table:table-cell table:style-name="ce5" office:value-type="float" office:value="2343" calcext:value-type="float">
            <text:p>2343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6" table:number-columns-repeated="2"/>
          <table:table-cell table:style-name="ce8"/>
          <table:table-cell table:number-columns-repeated="46"/>
        </table:table-row>
        <table:table-row table:style-name="ro1">
          <table:table-cell table:number-columns-repeated="3"/>
          <table:table-cell table:style-name="ce6" office:value-type="float" office:value="1214" calcext:value-type="float">
            <text:p>1214</text:p>
          </table:table-cell>
          <table:table-cell table:style-name="ce6" office:value-type="float" office:value="13" calcext:value-type="float">
            <text:p>13</text:p>
          </table:table-cell>
          <table:table-cell table:style-name="ce8" table:formula="of:=15650/[.D4]" office:value-type="float" office:value="12.8912685337727" calcext:value-type="float">
            <text:p>12,8912685337727</text:p>
          </table:table-cell>
          <table:table-cell table:style-name="ce6" table:formula="of:=15625/[.D4]" office:value-type="float" office:value="12.8706754530478" calcext:value-type="float">
            <text:p>12,8706754530478</text:p>
          </table:table-cell>
          <table:table-cell table:style-name="ce6"/>
          <table:table-cell table:style-name="ce11"/>
          <table:table-cell table:number-columns-repeated="46"/>
        </table:table-row>
        <table:table-row table:style-name="ro1">
          <table:table-cell table:number-columns-repeated="3"/>
          <table:table-cell table:style-name="ce6" office:value-type="float" office:value="1090" calcext:value-type="float">
            <text:p>1090</text:p>
          </table:table-cell>
          <table:table-cell table:style-name="ce6" office:value-type="float" office:value="14" calcext:value-type="float">
            <text:p>14</text:p>
          </table:table-cell>
          <table:table-cell table:style-name="ce8" table:formula="of:=15650/[.D5]" office:value-type="float" office:value="14.3577981651376" calcext:value-type="float">
            <text:p>14,3577981651376</text:p>
          </table:table-cell>
          <table:table-cell table:style-name="ce6" table:formula="of:=15625/[.D5]" office:value-type="float" office:value="14.3348623853211" calcext:value-type="float">
            <text:p>14,3348623853211</text:p>
          </table:table-cell>
          <table:table-cell table:style-name="ce6"/>
          <table:table-cell table:style-name="ce11"/>
          <table:table-cell table:number-columns-repeated="46"/>
        </table:table-row>
        <table:table-row table:style-name="ro1">
          <table:table-cell table:number-columns-repeated="3"/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6" calcext:value-type="float">
            <text:p>16</text:p>
          </table:table-cell>
          <table:table-cell table:style-name="ce8" table:formula="of:=15650/[.D6]" office:value-type="float" office:value="15.65" calcext:value-type="float">
            <text:p>15,65</text:p>
          </table:table-cell>
          <table:table-cell table:style-name="ce6" table:formula="of:=15625/[.D6]" office:value-type="float" office:value="15.625" calcext:value-type="float">
            <text:p>15,625</text:p>
          </table:table-cell>
          <table:table-cell table:style-name="ce6"/>
          <table:table-cell table:style-name="ce11"/>
          <table:table-cell table:number-columns-repeated="46"/>
        </table:table-row>
        <table:table-row table:style-name="ro1">
          <table:table-cell table:number-columns-repeated="3"/>
          <table:table-cell table:style-name="ce6" office:value-type="float" office:value="983" calcext:value-type="float">
            <text:p>983</text:p>
          </table:table-cell>
          <table:table-cell table:style-name="ce6" office:value-type="float" office:value="16" calcext:value-type="float">
            <text:p>16</text:p>
          </table:table-cell>
          <table:table-cell table:style-name="ce8" table:formula="of:=15650/[.D7]" office:value-type="float" office:value="15.9206510681587" calcext:value-type="float">
            <text:p>15,9206510681587</text:p>
          </table:table-cell>
          <table:table-cell table:style-name="ce6" table:formula="of:=15625/[.D7]" office:value-type="float" office:value="15.8952187182096" calcext:value-type="float">
            <text:p>15,8952187182096</text:p>
          </table:table-cell>
          <table:table-cell table:style-name="ce6"/>
          <table:table-cell table:style-name="ce11"/>
          <table:table-cell table:number-columns-repeated="46"/>
        </table:table-row>
        <table:table-row table:style-name="ro1">
          <table:table-cell table:number-columns-repeated="3"/>
          <table:table-cell table:style-name="ce6" office:value-type="float" office:value="943" calcext:value-type="float">
            <text:p>943</text:p>
          </table:table-cell>
          <table:table-cell table:style-name="ce6" office:value-type="float" office:value="17" calcext:value-type="float">
            <text:p>17</text:p>
          </table:table-cell>
          <table:table-cell table:style-name="ce8" table:formula="of:=15650/[.D8]" office:value-type="float" office:value="16.5959703075292" calcext:value-type="float">
            <text:p>16,5959703075292</text:p>
          </table:table-cell>
          <table:table-cell table:style-name="ce6" table:formula="of:=15625/[.D8]" office:value-type="float" office:value="16.5694591728526" calcext:value-type="float">
            <text:p>16,5694591728526</text:p>
          </table:table-cell>
          <table:table-cell table:style-name="ce6"/>
          <table:table-cell table:style-name="ce11"/>
          <table:table-cell table:number-columns-repeated="46"/>
        </table:table-row>
        <table:table-row table:style-name="ro1">
          <table:table-cell table:number-columns-repeated="3"/>
          <table:table-cell table:style-name="ce6" office:value-type="float" office:value="891" calcext:value-type="float">
            <text:p>891</text:p>
          </table:table-cell>
          <table:table-cell table:style-name="ce6" office:value-type="float" office:value="18" calcext:value-type="float">
            <text:p>18</text:p>
          </table:table-cell>
          <table:table-cell table:style-name="ce8" table:formula="of:=15650/[.D9]" office:value-type="float" office:value="17.5645342312009" calcext:value-type="float">
            <text:p>17,5645342312009</text:p>
          </table:table-cell>
          <table:table-cell table:style-name="ce6" table:formula="of:=15625/[.D9]" office:value-type="float" office:value="17.5364758698092" calcext:value-type="float">
            <text:p>17,5364758698092</text:p>
          </table:table-cell>
          <table:table-cell table:style-name="ce6"/>
          <table:table-cell table:style-name="ce11"/>
          <table:table-cell table:number-columns-repeated="46"/>
        </table:table-row>
        <table:table-row table:style-name="ro1">
          <table:table-cell table:number-columns-repeated="3"/>
          <table:table-cell table:style-name="ce6" office:value-type="float" office:value="873" calcext:value-type="float">
            <text:p>873</text:p>
          </table:table-cell>
          <table:table-cell table:style-name="ce6" office:value-type="float" office:value="18" calcext:value-type="float">
            <text:p>18</text:p>
          </table:table-cell>
          <table:table-cell table:style-name="ce8" table:formula="of:=15650/[.D10]" office:value-type="float" office:value="17.9266895761741" calcext:value-type="float">
            <text:p>17,9266895761741</text:p>
          </table:table-cell>
          <table:table-cell table:style-name="ce6" table:formula="of:=15625/[.D10]" office:value-type="float" office:value="17.8980526918671" calcext:value-type="float">
            <text:p>17,8980526918671</text:p>
          </table:table-cell>
          <table:table-cell table:style-name="ce6"/>
          <table:table-cell table:style-name="ce11"/>
          <table:table-cell table:number-columns-repeated="46"/>
        </table:table-row>
        <table:table-row table:style-name="ro1">
          <table:table-cell table:number-columns-repeated="3"/>
          <table:table-cell table:style-name="ce6" office:value-type="float" office:value="755" calcext:value-type="float">
            <text:p>755</text:p>
          </table:table-cell>
          <table:table-cell table:style-name="ce6" office:value-type="float" office:value="21" calcext:value-type="float">
            <text:p>21</text:p>
          </table:table-cell>
          <table:table-cell table:style-name="ce8" table:formula="of:=15650/[.D11]" office:value-type="float" office:value="20.7284768211921" calcext:value-type="float">
            <text:p>20,7284768211921</text:p>
          </table:table-cell>
          <table:table-cell table:style-name="ce6" table:formula="of:=15625/[.D11]" office:value-type="float" office:value="20.6953642384106" calcext:value-type="float">
            <text:p>20,6953642384106</text:p>
          </table:table-cell>
          <table:table-cell table:style-name="ce6"/>
          <table:table-cell table:style-name="ce11"/>
          <table:table-cell table:number-columns-repeated="46"/>
        </table:table-row>
        <table:table-row table:style-name="ro1">
          <table:table-cell table:number-columns-repeated="3"/>
          <table:table-cell table:style-name="ce6" office:value-type="float" office:value="479" calcext:value-type="float">
            <text:p>479</text:p>
          </table:table-cell>
          <table:table-cell table:style-name="ce6" office:value-type="float" office:value="33" calcext:value-type="float">
            <text:p>33</text:p>
          </table:table-cell>
          <table:table-cell table:style-name="ce8" table:formula="of:=15650/[.D12]" office:value-type="float" office:value="32.6722338204593" calcext:value-type="float">
            <text:p>32,6722338204593</text:p>
          </table:table-cell>
          <table:table-cell table:style-name="ce6" table:formula="of:=15625/[.D12]" office:value-type="float" office:value="32.6200417536534" calcext:value-type="float">
            <text:p>32,6200417536534</text:p>
          </table:table-cell>
          <table:table-cell table:style-name="ce6"/>
          <table:table-cell table:style-name="ce11"/>
          <table:table-cell table:number-columns-repeated="46"/>
        </table:table-row>
        <table:table-row table:style-name="ro1">
          <table:table-cell table:number-columns-repeated="3"/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37" calcext:value-type="float">
            <text:p>37</text:p>
          </table:table-cell>
          <table:table-cell table:style-name="ce8" table:formula="of:=15650/[.D13]" office:value-type="float" office:value="36.5654205607477" calcext:value-type="float">
            <text:p>36,5654205607477</text:p>
          </table:table-cell>
          <table:table-cell table:style-name="ce6" table:formula="of:=15625/[.D13]" office:value-type="float" office:value="36.5070093457944" calcext:value-type="float">
            <text:p>36,5070093457944</text:p>
          </table:table-cell>
          <table:table-cell table:style-name="ce6"/>
          <table:table-cell table:style-name="ce11"/>
          <table:table-cell table:number-columns-repeated="46"/>
        </table:table-row>
        <table:table-row table:style-name="ro1">
          <table:table-cell table:number-columns-repeated="3"/>
          <table:table-cell table:style-name="ce6" office:value-type="float" office:value="424" calcext:value-type="float">
            <text:p>424</text:p>
          </table:table-cell>
          <table:table-cell table:style-name="ce6" office:value-type="float" office:value="37" calcext:value-type="float">
            <text:p>37</text:p>
          </table:table-cell>
          <table:table-cell table:style-name="ce8" table:formula="of:=15650/[.D14]" office:value-type="float" office:value="36.9103773584906" calcext:value-type="float">
            <text:p>36,9103773584906</text:p>
          </table:table-cell>
          <table:table-cell table:style-name="ce6" table:formula="of:=15625/[.D14]" office:value-type="float" office:value="36.8514150943396" calcext:value-type="float">
            <text:p>36,8514150943396</text:p>
          </table:table-cell>
          <table:table-cell table:style-name="ce6"/>
          <table:table-cell table:style-name="ce11"/>
          <table:table-cell table:number-columns-repeated="46"/>
        </table:table-row>
        <table:table-row table:style-name="ro1">
          <table:table-cell table:number-columns-repeated="3"/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44" calcext:value-type="float">
            <text:p>44</text:p>
          </table:table-cell>
          <table:table-cell table:style-name="ce8" table:formula="of:=15650/[.D15]" office:value-type="float" office:value="44.4602272727273" calcext:value-type="float">
            <text:p>44,4602272727273</text:p>
          </table:table-cell>
          <table:table-cell table:style-name="ce6" table:formula="of:=15625/[.D15]" office:value-type="float" office:value="44.3892045454546" calcext:value-type="float">
            <text:p>44,3892045454546</text:p>
          </table:table-cell>
          <table:table-cell table:style-name="ce6"/>
          <table:table-cell table:style-name="ce11"/>
          <table:table-cell table:number-columns-repeated="46"/>
        </table:table-row>
        <table:table-row table:style-name="ro1">
          <table:table-cell table:number-columns-repeated="3"/>
          <table:table-cell table:style-name="ce6" office:value-type="float" office:value="319" calcext:value-type="float">
            <text:p>319</text:p>
          </table:table-cell>
          <table:table-cell table:style-name="ce6" office:value-type="float" office:value="49" calcext:value-type="float">
            <text:p>49</text:p>
          </table:table-cell>
          <table:table-cell table:style-name="ce8" table:formula="of:=15650/[.D16]" office:value-type="float" office:value="49.0595611285266" calcext:value-type="float">
            <text:p>49,0595611285266</text:p>
          </table:table-cell>
          <table:table-cell table:style-name="ce6" table:formula="of:=15625/[.D16]" office:value-type="float" office:value="48.9811912225705" calcext:value-type="float">
            <text:p>48,9811912225705</text:p>
          </table:table-cell>
          <table:table-cell table:style-name="ce6"/>
          <table:table-cell table:style-name="ce11"/>
          <table:table-cell table:number-columns-repeated="46"/>
        </table:table-row>
        <table:table-row table:style-name="ro1">
          <table:table-cell table:number-columns-repeated="3"/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54" calcext:value-type="float">
            <text:p>54</text:p>
          </table:table-cell>
          <table:table-cell table:style-name="ce8" table:formula="of:=15650/[.D17]" office:value-type="float" office:value="54.3402777777778" calcext:value-type="float">
            <text:p>54,3402777777778</text:p>
          </table:table-cell>
          <table:table-cell table:style-name="ce6" table:formula="of:=15625/[.D17]" office:value-type="float" office:value="54.2534722222222" calcext:value-type="float">
            <text:p>54,2534722222222</text:p>
          </table:table-cell>
          <table:table-cell table:style-name="ce6"/>
          <table:table-cell table:style-name="ce11"/>
          <table:table-cell table:number-columns-repeated="46"/>
        </table:table-row>
        <table:table-row table:style-name="ro1">
          <table:table-cell table:number-columns-repeated="3"/>
          <table:table-cell table:style-name="ce6" office:value-type="float" office:value="269" calcext:value-type="float">
            <text:p>269</text:p>
          </table:table-cell>
          <table:table-cell table:style-name="ce6" office:value-type="float" office:value="58" calcext:value-type="float">
            <text:p>58</text:p>
          </table:table-cell>
          <table:table-cell table:style-name="ce8" table:formula="of:=15650/[.D18]" office:value-type="float" office:value="58.17843866171" calcext:value-type="float">
            <text:p>58,17843866171</text:p>
          </table:table-cell>
          <table:table-cell table:style-name="ce6" table:formula="of:=15625/[.D18]" office:value-type="float" office:value="58.0855018587361" calcext:value-type="float">
            <text:p>58,0855018587361</text:p>
          </table:table-cell>
          <table:table-cell table:style-name="ce6"/>
          <table:table-cell table:style-name="ce8"/>
          <table:table-cell table:number-columns-repeated="46"/>
        </table:table-row>
        <table:table-row table:style-name="ro1">
          <table:table-cell table:number-columns-repeated="3"/>
          <table:table-cell table:style-name="ce6" office:value-type="float" office:value="243" calcext:value-type="float">
            <text:p>243</text:p>
          </table:table-cell>
          <table:table-cell table:style-name="ce6" office:value-type="float" office:value="64" calcext:value-type="float">
            <text:p>64</text:p>
          </table:table-cell>
          <table:table-cell table:style-name="ce8" table:formula="of:=15650/[.D19]" office:value-type="float" office:value="64.40329218107" calcext:value-type="float">
            <text:p>64,40329218107</text:p>
          </table:table-cell>
          <table:table-cell table:style-name="ce6" table:formula="of:=15625/[.D19]" office:value-type="float" office:value="64.3004115226338" calcext:value-type="float">
            <text:p>64,3004115226338</text:p>
          </table:table-cell>
          <table:table-cell table:style-name="ce6"/>
          <table:table-cell table:style-name="ce8"/>
          <table:table-cell table:number-columns-repeated="46"/>
        </table:table-row>
        <table:table-row table:style-name="ro1">
          <table:table-cell table:number-columns-repeated="3"/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66" calcext:value-type="float">
            <text:p>66</text:p>
          </table:table-cell>
          <table:table-cell table:style-name="ce8" table:formula="of:=15650/[.D20]" office:value-type="float" office:value="66.5957446808511" calcext:value-type="float">
            <text:p>66,5957446808511</text:p>
          </table:table-cell>
          <table:table-cell table:style-name="ce6" table:formula="of:=15625/[.D20]" office:value-type="float" office:value="66.4893617021277" calcext:value-type="float">
            <text:p>66,4893617021277</text:p>
          </table:table-cell>
          <table:table-cell table:style-name="ce6"/>
          <table:table-cell table:style-name="ce8"/>
          <table:table-cell table:number-columns-repeated="46"/>
        </table:table-row>
        <table:table-row table:style-name="ro1">
          <table:table-cell table:number-columns-repeated="3"/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68" calcext:value-type="float">
            <text:p>68</text:p>
          </table:table-cell>
          <table:table-cell table:style-name="ce8" table:formula="of:=15650/[.D21]" office:value-type="float" office:value="68.3406113537118" calcext:value-type="float">
            <text:p>68,3406113537118</text:p>
          </table:table-cell>
          <table:table-cell table:style-name="ce6" table:formula="of:=15625/[.D21]" office:value-type="float" office:value="68.2314410480349" calcext:value-type="float">
            <text:p>68,2314410480349</text:p>
          </table:table-cell>
          <table:table-cell table:style-name="ce6"/>
          <table:table-cell table:style-name="ce8"/>
          <table:table-cell table:number-columns-repeated="46"/>
        </table:table-row>
        <table:table-row table:style-name="ro1">
          <table:table-cell table:number-columns-repeated="3"/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72" calcext:value-type="float">
            <text:p>72</text:p>
          </table:table-cell>
          <table:table-cell table:style-name="ce8" table:formula="of:=15650/[.D22]" office:value-type="float" office:value="72.4537037037037" calcext:value-type="float">
            <text:p>72,4537037037037</text:p>
          </table:table-cell>
          <table:table-cell table:style-name="ce6" table:formula="of:=15625/[.D22]" office:value-type="float" office:value="72.337962962963" calcext:value-type="float">
            <text:p>72,337962962963</text:p>
          </table:table-cell>
          <table:table-cell table:style-name="ce8" table:number-columns-repeated="2"/>
          <table:table-cell table:number-columns-repeated="46"/>
        </table:table-row>
        <table:table-row table:style-name="ro1" table:number-rows-repeated="23">
          <table:table-cell table:number-columns-repeated="55"/>
        </table:table-row>
        <table:table-row table:style-name="ro1">
          <table:table-cell table:number-columns-repeated="55"/>
        </table:table-row>
      </table:table>
      <table:named-expressions/>
      <table:database-ranges>
        <table:database-range table:name="__Anonymous_Sheet_DB__0" table:target-range-address="Tabelle1.D4:Tabelle1.E2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.00.0000</text:date>, <text:time style:data-style-name="N2" text:time-value="18:01:02.16531607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6T02:40:59.341000000</meta:creation-date>
    <meta:generator>LibreOffice/25.8.5.2$Linux_X86_64 LibreOffice_project/580$Build-2</meta:generator>
    <dc:date>2026-03-24T01:07:45.759059682</dc:date>
    <meta:editing-duration>PT6H5M30S</meta:editing-duration>
    <meta:editing-cycles>31</meta:editing-cycles>
    <meta:document-statistic meta:table-count="1" meta:cell-count="8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25cm" svg:height="7.08cm" xlink:href=".." xlink:type="simple" chart:class="chart:scatter" chart:style-name="ch1">
        <chart:legend chart:legend-position="end" svg:x="4.649cm" svg:y="0.723cm" style:legend-expansion="custom" svg:width="3.684cm" svg:height="0.604cm" style:legend-expansion-aspect-ratio="6.09933774834437" chart:style-name="ch2"/>
        <chart:plot-area chart:style-name="ch3" svg:x="0.148cm" svg:y="0.285cm" svg:width="15.869cm" svg:height="6.436cm">
          <chart:coordinate-region svg:x="0.796cm" svg:y="0.484cm" svg:width="14.822cm" svg:height="5.59cm"/>
          <chart:axis chart:dimension="x" chart:name="primary-x" chart:style-name="ch4" chartooo:axis-type="auto">
            <chart:categories table:cell-range-address="Tabelle1.D4:Tabelle1.D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4:Tabelle1.E22" chart:class="chart:scatter">
            <chart:domain table:cell-range-address="Tabelle1.D4:Tabelle1.D22"/>
            <chart:regression-curve chart:style-name="ch8">
              <chart:equation chart:display-equation="true" chart:display-r-square="false" svg:x="6.991cm" svg:y="1.947cm"/>
            </chart:regression-curve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214">
                <text:p>1214</text:p>
                <draw:g>
                  <svg:desc>Tabelle1.D4:Tabelle1.D16</svg:desc>
                </draw:g>
              </table:table-cell>
              <table:table-cell office:value-type="float" office:value="1214">
                <text:p>1214</text:p>
                <draw:g>
                  <svg:desc>Tabelle1.D4:Tabelle1.D22</svg:desc>
                </draw:g>
              </table:table-cell>
              <table:table-cell office:value-type="float" office:value="13">
                <text:p>13</text:p>
                <draw:g>
                  <svg:desc>Tabelle1.E4:Tabelle1.E22</svg:desc>
                </draw:g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288">
                <text:p>28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269">
                <text:p>2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243">
                <text:p>2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235">
                <text:p>2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229">
                <text:p>22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216">
                <text:p>216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